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cc99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5cm" svg:height="1.5cm" svg:x="1.5cm" svg:y="4.5cm">
          <text:p text:style-name="P1">Fournisseurs</text:p>
          <text:p text:style-name="P1"><text:span text:style-name="T1">(Composants, matières)</text:span></text:p>
        </draw:rect>
        <draw:ellipse draw:style-name="gr2" draw:text-style-name="P1" draw:layer="layout" svg:width="4.5cm" svg:height="1.5cm" svg:x="8cm" svg:y="4.5cm">
          <text:p text:style-name="P1">Entreprise</text:p>
        </draw:ellipse>
        <draw:rect draw:style-name="gr1" draw:text-style-name="P1" draw:layer="layout" svg:width="4.5cm" svg:height="1.5cm" svg:x="14cm" svg:y="4.5cm">
          <text:p text:style-name="P1">Clients</text:p>
          <text:p text:style-name="P1"><text:span text:style-name="T1">(Produits finis)</text:span> </text:p>
        </draw:rect>
        <draw:line draw:style-name="gr3" draw:text-style-name="P1" draw:layer="layout" svg:x1="6.5cm" svg:y1="5.2cm" svg:x2="8cm" svg:y2="5.2cm">
          <text:p/>
        </draw:line>
        <draw:line draw:style-name="gr3" draw:text-style-name="P1" draw:layer="layout" svg:x1="12.5cm" svg:y1="5.2cm" svg:x2="14cm" svg:y2="5.2cm">
          <text:p/>
        </draw:line>
        <draw:custom-shape draw:style-name="gr4" draw:text-style-name="P1" draw:layer="layout" svg:width="7.5cm" svg:height="0.001cm" svg:x="5.5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8.5cm" svg:height="2cm" svg:x="5.5cm" svg:y="1.5cm">
          <text:p text:style-name="P1">Flux informationnel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8cm" svg:height="2cm" svg:x="6.5cm" svg:y="7cm">
          <text:p text:style-name="P1">Flux matièr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01-17T13:26:27.22</dc:date>
    <dc:creator>Franck OURION</dc:creator>
    <meta:editing-duration>PT00H06M54S</meta:editing-duration>
    <meta:editing-cycles>2</meta:editing-cycles>
    <meta:generator>OpenOffice.org/3.1$Win32 OpenOffice.org_project/310m19$Build-9420</meta:generator>
    <meta:document-statistic meta:object-count="8"/>
  </office:meta>
</office:document-meta>
</file>